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1057649656387249001" text:style-name="L1">
        <text:list-item>
          <text:list>
            <text:list-header>
              <text:p text:style-name="P13">34.8 miles in the last week</text:p>
              <text:p text:style-name="P14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4310639501398033222" text:style-name="L2">
        <text:list-item>
          <text:list>
            <text:list-header>
              <text:p text:style-name="P16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4371306" text:continue-numbering="true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2"><text:soft-page-break/><text:span text:style-name="T2">Sat Feb 17, 2018 </text:span>5.5 miles </text:p>
      <text:p text:style-name="P11">I ran on a treadmill at the Wise Center.</text:p>
      <text:p text:style-name="P11">Warm up: 2 miles in about 20:00 at various paces with some at 7:53/mile pace</text:p>
      <text:p text:style-name="P11">I rested 3 minutes and ran a 2.6 mile tempo run at 8:06.5/mile. Time: 21:05/mile</text:p>
      <text:p text:style-name="P11">Before the tempo run I had a lead in of 0.1 miles and after I jogged 0.8 miles in about 8:00.</text:p>
      <text:p text:style-name="P11"/>
      <text:p text:style-name="P11">Sun Feb 18, 2018 <text:span text:style-name="T1">3.5 miles</text:span> <text:s/></text:p>
      <text:p text:style-name="P11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11"/>
      <text:p text:style-name="P8">Mon Feb 19, 2018 <text:span text:style-name="T1">5.6 miles</text:span></text:p>
      <text:p text:style-name="P8">I ran on a Wise Center treadmill. <text:s/></text:p>
      <text:p text:style-name="P8">Warm up: 2 miles at various paces including some as fast as 7:41/mile</text:p>
      <text:p text:style-name="P8">After resting 10 minutes I ran a 5K in 23:53 or 7:42/mile. <text:s/>As a lead into the 5K <text:s text:c="6"/>I jogged ¼ mile and as a warm down I ran ¼ mile in about 2:30.</text:p>
      <text:p text:style-name="P8">Splits for the 5K: 7:50, 7:42, 7:39 and 0:42 for the last 0.1 miles</text:p>
      <text:p text:style-name="P8">The last 0.1 miles was at an average pace of 7:00/mile. </text:p>
      <text:p text:style-name="P8">My pulse after 1 mile, 2 miles and 5K was 152, 158 and 158.</text:p>
      <text:p text:style-name="P8"/>
      <text:p text:style-name="P8">Tues Feb 20, 2018 <text:s/><text:span text:style-name="T1">no running</text:span></text:p>
      <text:p text:style-name="P8"/>
      <text:p text:style-name="P8">Wed Feb 21, 2018 <text:s/><text:span text:style-name="T1">5 miles</text:span> </text:p>
      <text:p text:style-name="P8">I ran with Jim, <text:s/>and Tiffany on the indoor track.</text:p>
      <text:p text:style-name="P8">We warmed up with 1 mile, did ¼ mile of drills and walked 1/8 mile.</text:p>
      <text:p text:style-name="P8">Then we ran ¼ mile, ½ mile, ¾ mile and 1 mile with ¼ mile jog between each. The runs averaged 9:17/mile pace with the last mile in 9:11. <text:s/>We did a 1/4 mile jog and 1/8 mile walk to warm down.</text:p>
      <text:p text:style-name="P8"/>
      <text:p text:style-name="P8">Thur Feb 22, 2018 <text:s/><text:span text:style-name="T1">6.25 miles</text:span></text:p>
      <text:p text:style-name="P8">½ mile jog to the Wise Center and rested a few minutes</text:p>
      <text:p text:style-name="P8">On a treadmill:</text:p>
      <text:p text:style-name="P8">1.5 miles averaging 9:00/mile at various paces, some at 7:47/mile &amp; rested 3:00</text:p>
      <text:p text:style-name="P8">3 x ½ mile all in 4:00 and 1 x 1 mile in (3:45 + 3:34) = <text:s/>7:19</text:p>
      <text:p text:style-name="P8">I jogged ¼ mile in about 3 minutes between each of these runs.</text:p>
      <text:p text:style-name="P8">Warmed down: ½ mile in about 5 minutes and then a ½ mile jog home </text:p>
      <text:p text:style-name="P8"/>
      <text:p text:style-name="P8">Fri Feb 23, 2018 <text:span text:style-name="T1">no running, we started our trip to Amsterdam</text:span></text:p>
      <text:p text:style-name="P7"/>
      <text:p text:style-name="P7">25.9 miles in the last week </text:p>
      <text:p text:style-name="P7"/>
      <text:p text:style-name="P8"><text:soft-page-break/>Sat Feb 24, 2018 <text:span text:style-name="T1">1 mile </text:span><text:s/></text:p>
      <text:p text:style-name="P8">I <text:s/>ran 1 mile in Amsterdam after our arrival. </text:p>
      <text:p text:style-name="P8"/>
      <text:p text:style-name="P8">Sun Feb 25, 2018 <text:span text:style-name="T1">4.25 miles</text:span></text:p>
      <text:p text:style-name="P8">I jogged ½ mile to the Sportcentrum VU and rested a few minutes.</text:p>
      <text:p text:style-name="P8">Then I ran 3 miles on a treadmill in 26:01 or 8:40/mile. Splits 9:27, 8:33, 8:01</text:p>
      <text:p text:style-name="P8">Warmdown: ¼ mile on treadmill in about 2:30 and ½ mile ba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25T14:16:33.43</dc:date>
    <dc:creator>James Lombardi</dc:creator>
    <meta:editing-duration>P2DT6H22M48S</meta:editing-duration>
    <meta:editing-cycles>178</meta:editing-cycles>
    <meta:generator>OpenOffice/4.1.2$Win32 OpenOffice.org_project/412m3$Build-9782</meta:generator>
    <meta:document-statistic meta:table-count="0" meta:image-count="0" meta:object-count="0" meta:page-count="9" meta:paragraph-count="201" meta:word-count="3047" meta:character-count="14469"/>
  </office:meta>
</office:document-meta>
</file>